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objectwithoutfill">
      <style:graphic-properties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text-align="center"/>
      <style:text-properties fo:color="#000000" fo:font-size="12pt" fo:text-shadow="none" fo:font-weight="normal" style:font-size-asian="12pt" style:font-weight-asian="normal" style:font-size-complex="12pt" style:font-weight-complex="normal"/>
    </style:style>
    <style:style style:name="P5" style:family="paragraph">
      <style:text-properties fo:color="#000000" fo:font-size="12pt" fo:text-shadow="none" fo:font-weight="normal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21cm" svg:height="1.802cm" svg:x="5.953cm" svg:y="3.978cm">
          <text:p text:style-name="P1">Asociar puntos 2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421cm" svg:height="1.801cm" svg:x="11.943cm" svg:y="0.3cm">
          <text:p text:style-name="P1">Actualizar asociacion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21cm" svg:height="1.801cm" svg:x="11.943cm" svg:y="3.985cm">
          <text:p text:style-name="P1">Mejor asoci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421cm" svg:height="1.802cm" svg:x="11.943cm" svg:y="7.423cm">
          <text:p text:style-name="P2"><text:span text:style-name="T1">Reconstrucción 3D y valid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047cm" svg:height="1.637cm" svg:x="19.1cm" svg:y="4.06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34cm" svg:height="1.638cm" svg:x="0.316cm" svg:y="4.066cm">
          <text:p text:style-name="P1">Puntos 2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82cm" svg:y1="4.885cm" svg:x2="5.965cm" svg:y2="4.885cm">
          <text:p/>
        </draw:line>
        <draw:line draw:style-name="gr3" draw:text-style-name="P1" draw:layer="layout" svg:x1="10.387cm" svg:y1="4.967cm" svg:x2="11.943cm" svg:y2="4.967cm">
          <text:p/>
        </draw:line>
        <draw:line draw:style-name="gr3" draw:text-style-name="P1" draw:layer="layout" svg:x1="14.153cm" svg:y1="2.101cm" svg:x2="14.153cm" svg:y2="3.984cm">
          <text:p/>
        </draw:line>
        <draw:line draw:style-name="gr3" draw:text-style-name="P1" draw:layer="layout" svg:x1="14.235cm" svg:y1="5.786cm" svg:x2="14.235cm" svg:y2="7.424cm">
          <text:p/>
        </draw:line>
        <draw:connector draw:style-name="gr4" draw:text-style-name="P1" xml:id="id2" draw:id="id2" draw:layer="layout" draw:type="line" svg:x1="14.153cm" svg:y1="9.225cm" svg:x2="14.15cm" svg:y2="10.651cm" draw:start-shape="id1" draw:start-glue-point="2" svg:d="M14153 9225l-3 1426" svg:viewBox="0 0 4 1427">
          <text:p/>
        </draw:connector>
        <draw:connector draw:style-name="gr4" draw:text-style-name="P1" xml:id="id3" draw:id="id3" draw:layer="layout" draw:type="line" svg:x1="14.15cm" svg:y1="10.651cm" svg:x2="20.077cm" svg:y2="10.692cm" draw:start-shape="id2" draw:start-glue-point="3" svg:d="M14150 10651l5927 41" svg:viewBox="0 0 5928 42">
          <text:p/>
        </draw:connector>
        <draw:connector draw:style-name="gr3" draw:text-style-name="P1" draw:layer="layout" draw:type="line" svg:x1="20.077cm" svg:y1="10.692cm" svg:x2="20.123cm" svg:y2="5.7cm" draw:start-shape="id3" draw:start-glue-point="3" draw:end-shape="id4" draw:end-glue-point="6" svg:d="M20077 10692l46-4992" svg:viewBox="0 0 47 4993">
          <text:p/>
        </draw:connector>
        <draw:connector draw:style-name="gr3" draw:text-style-name="P1" draw:layer="layout" draw:type="line" svg:x1="20.1cm" svg:y1="1.2cm" svg:x2="16.364cm" svg:y2="1.2cm" draw:start-shape="id5" draw:start-glue-point="0" draw:end-shape="id6" draw:end-glue-point="1" svg:d="M20100 1200h-3736" svg:viewBox="0 0 3737 1">
          <text:p/>
        </draw:connector>
        <draw:line draw:style-name="gr4" draw:text-style-name="P1" xml:id="id5" draw:id="id5" draw:layer="layout" svg:x1="20.1cm" svg:y1="4.1cm" svg:x2="20.1cm" svg:y2="1.2cm">
          <text:p/>
        </draw:line>
        <draw:custom-shape draw:style-name="gr1" draw:text-style-name="P1" xml:id="id7" draw:id="id7" draw:layer="layout" svg:width="4.34cm" svg:height="1.637cm" svg:x="23.147cm" svg:y="4.063cm">
          <text:p text:style-name="P1">Puntos</text:p>
          <text:p text:style-name="P1">3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21.147cm" svg:y1="4.882cm" svg:x2="23.689cm" svg:y2="4.882cm" draw:start-shape="id4" draw:start-glue-point="7" draw:end-shape="id7" draw:end-glue-point="9" svg:d="M21147 4882h2542" svg:viewBox="0 0 2543 1">
          <text:p/>
        </draw:connector>
        <draw:frame draw:style-name="gr5" draw:text-style-name="P4" draw:layer="layout" svg:width="3.766cm" svg:height="2.211cm" svg:x="16.528cm" svg:y="5.5cm">
          <draw:text-box>
            <text:p text:style-name="P1"><text:span text:style-name="T2">Quedan marcadores</text:span></text:p>
            <text:p text:style-name="P3"><text:span text:style-name="T2">para reconstruir?</text:span></text:p>
          </draw:text-box>
        </draw:frame>
        <draw:frame draw:style-name="gr6" draw:text-style-name="P5" draw:layer="layout" svg:width="3.766cm" svg:height="0.729cm" svg:x="20.14cm" svg:y="3.227cm">
          <draw:text-box>
            <text:p><text:span text:style-name="T2">Si</text:span></text:p>
          </draw:text-box>
        </draw:frame>
        <draw:frame draw:style-name="gr6" draw:text-style-name="P5" draw:layer="layout" svg:width="3.767cm" svg:height="0.729cm" svg:x="21.699cm" svg:y="4.265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2c001e" draw:marker-start-width="0.2cm" draw:marker-start-center="false" draw:marker-end-width="0.2cm" draw:marker-end-center="false" draw:stroke-linejoin="miter" draw:fill="solid" draw:fill-color="#009999" draw:opacity="100%" draw:fill-image-width="0cm" draw:fill-image-height="0cm" draw:textarea-horizontal-align="justify" fo:padding-top="0.125cm" fo:padding-bottom="0.125cm" fo:padding-left="0.25cm" fo:padding-right="0.25cm" fo:wrap-option="wrap" draw:shadow="visible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lermo </meta:initial-creator>
    <meta:creation-date>2014-12-07T13:52:59.602864724</meta:creation-date>
    <dc:date>2014-12-07T19:19:53.395174892</dc:date>
    <dc:creator>guillermo </dc:creator>
    <meta:editing-duration>PT2H30M28S</meta:editing-duration>
    <meta:editing-cycles>6</meta:editing-cycles>
    <meta:generator>LibreOffice/4.2.7.2$Linux_x86 LibreOffice_project/420m0$Build-2</meta:generator>
    <meta:document-statistic meta:object-count="20"/>
  </office:meta>
</office:document-meta>
</file>